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1.794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8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PRECISION)</text:p>
          </table:table-cell>
          <table:table-cell table:style-name="ce1" office:value-type="string" calcext:value-type="string">
            <text:p>MLP(RECALL)</text:p>
          </table:table-cell>
          <table:table-cell table:style-name="ce1" office:value-type="string" calcext:value-type="string">
            <text:p>MLP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96" calcext:value-type="percentage">
            <text:p>93,96%</text:p>
          </table:table-cell>
          <table:table-cell table:formula="of:=2*[.B2]*[.C2]/([.B2]+[.C2])" office:value-type="percentage" office:value="0.652681300361211" calcext:value-type="percentage">
            <text:p>65,2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8173" calcext:value-type="percentage">
            <text:p>81,73%</text:p>
          </table:table-cell>
          <table:table-cell table:formula="of:=2*[.G2]*[.H2]/([.G2]+[.H2])" office:value-type="percentage" office:value="0.646830255083179" calcext:value-type="percentage">
            <text:p>64,6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05" calcext:value-type="percentage">
            <text:p>94,05%</text:p>
          </table:table-cell>
          <table:table-cell table:formula="of:=2*[.B3]*[.C3]/([.B3]+[.C3])" office:value-type="percentage" office:value="0.652898299201666" calcext:value-type="percentage">
            <text:p>65,2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5345" calcext:value-type="percentage">
            <text:p>53,45%</text:p>
          </table:table-cell>
          <table:table-cell office:value-type="percentage" office:value="0.8167" calcext:value-type="percentage">
            <text:p>81,67%</text:p>
          </table:table-cell>
          <table:table-cell table:formula="of:=2*[.G3]*[.H3]/([.G3]+[.H3])" office:value-type="percentage" office:value="0.646131068679692" calcext:value-type="percentage">
            <text:p>64,6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24" calcext:value-type="percentage">
            <text:p>94,24%</text:p>
          </table:table-cell>
          <table:table-cell table:formula="of:=2*[.B4]*[.C4]/([.B4]+[.C4])" office:value-type="percentage" office:value="0.653355518580144" calcext:value-type="percentage">
            <text:p>65,34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358" calcext:value-type="percentage">
            <text:p>53,58%</text:p>
          </table:table-cell>
          <table:table-cell office:value-type="percentage" office:value="0.7727" calcext:value-type="percentage">
            <text:p>77,27%</text:p>
          </table:table-cell>
          <table:table-cell table:formula="of:=2*[.G4]*[.H4]/([.G4]+[.H4])" office:value-type="percentage" office:value="0.632804982804738" calcext:value-type="percentage">
            <text:p>63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6" calcext:value-type="percentage">
            <text:p>93,26%</text:p>
          </table:table-cell>
          <table:table-cell table:formula="of:=2*[.B5]*[.C5]/([.B5]+[.C5])" office:value-type="percentage" office:value="0.650984224486947" calcext:value-type="percentage">
            <text:p>65,10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8016" calcext:value-type="percentage">
            <text:p>80,16%</text:p>
          </table:table-cell>
          <table:table-cell table:formula="of:=2*[.G5]*[.H5]/([.G5]+[.H5])" office:value-type="percentage" office:value="0.631019714047961" calcext:value-type="percentage">
            <text:p>63,1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74" calcext:value-type="percentage">
            <text:p>93,74%</text:p>
          </table:table-cell>
          <table:table-cell table:formula="of:=2*[.B6]*[.C6]/([.B6]+[.C6])" office:value-type="percentage" office:value="0.652149714762766" calcext:value-type="percentage">
            <text:p>65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811" calcext:value-type="percentage">
            <text:p>81,10%</text:p>
          </table:table-cell>
          <table:table-cell table:formula="of:=2*[.G6]*[.H6]/([.G6]+[.H6])" office:value-type="percentage" office:value="0.637682430410057" calcext:value-type="percentage">
            <text:p>63,7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37" calcext:value-type="percentage">
            <text:p>93,37%</text:p>
          </table:table-cell>
          <table:table-cell table:formula="of:=2*[.B7]*[.C7]/([.B7]+[.C7])" office:value-type="percentage" office:value="0.65125200530097" calcext:value-type="percentage">
            <text:p>65,1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5416" calcext:value-type="percentage">
            <text:p>54,16%</text:p>
          </table:table-cell>
          <table:table-cell office:value-type="percentage" office:value="0.8043" calcext:value-type="percentage">
            <text:p>80,43%</text:p>
          </table:table-cell>
          <table:table-cell table:formula="of:=2*[.G7]*[.H7]/([.G7]+[.H7])" office:value-type="percentage" office:value="0.647312400624118" calcext:value-type="percentage">
            <text:p>64,7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06" calcext:value-type="percentage">
            <text:p>93,06%</text:p>
          </table:table-cell>
          <table:table-cell table:formula="of:=2*[.B8]*[.C8]/([.B8]+[.C8])" office:value-type="percentage" office:value="0.65049629526073" calcext:value-type="percentage">
            <text:p>65,0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331" calcext:value-type="percentage">
            <text:p>53,31%</text:p>
          </table:table-cell>
          <table:table-cell office:value-type="percentage" office:value="0.7892" calcext:value-type="percentage">
            <text:p>78,92%</text:p>
          </table:table-cell>
          <table:table-cell table:formula="of:=2*[.G8]*[.H8]/([.G8]+[.H8])" office:value-type="percentage" office:value="0.63634957271421" calcext:value-type="percentage">
            <text:p>63,6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8" calcext:value-type="percentage">
            <text:p>93,28%</text:p>
          </table:table-cell>
          <table:table-cell table:formula="of:=2*[.B9]*[.C9]/([.B9]+[.C9])" office:value-type="percentage" office:value="0.651032942490229" calcext:value-type="percentage">
            <text:p>65,1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5344" calcext:value-type="percentage">
            <text:p>53,44%</text:p>
          </table:table-cell>
          <table:table-cell office:value-type="percentage" office:value="0.7978" calcext:value-type="percentage">
            <text:p>79,78%</text:p>
          </table:table-cell>
          <table:table-cell table:formula="of:=2*[.G9]*[.H9]/([.G9]+[.H9])" office:value-type="percentage" office:value="0.640060531451734" calcext:value-type="percentage">
            <text:p>64,0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5" calcext:value-type="percentage">
            <text:p>93,25%</text:p>
          </table:table-cell>
          <table:table-cell table:formula="of:=2*[.B10]*[.C10]/([.B10]+[.C10])" office:value-type="percentage" office:value="0.650959860383944" calcext:value-type="percentage">
            <text:p>65,1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5249" calcext:value-type="percentage">
            <text:p>52,49%</text:p>
          </table:table-cell>
          <table:table-cell office:value-type="percentage" office:value="0.7699" calcext:value-type="percentage">
            <text:p>76,99%</text:p>
          </table:table-cell>
          <table:table-cell table:formula="of:=2*[.G10]*[.H10]/([.G10]+[.H10])" office:value-type="percentage" office:value="0.624220744516528" calcext:value-type="percentage">
            <text:p>62,4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14" calcext:value-type="percentage">
            <text:p>93,14%</text:p>
          </table:table-cell>
          <table:table-cell table:formula="of:=2*[.B11]*[.C11]/([.B11]+[.C11])" office:value-type="percentage" office:value="0.650691630571469" calcext:value-type="percentage">
            <text:p>65,07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7771" calcext:value-type="percentage">
            <text:p>77,71%</text:p>
          </table:table-cell>
          <table:table-cell table:formula="of:=2*[.G11]*[.H11]/([.G11]+[.H11])" office:value-type="percentage" office:value="0.625432836050446" calcext:value-type="percentage">
            <text:p>62,54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2:.B11])" office:value-type="percentage" office:value="0.5" calcext:value-type="percentage">
            <text:p>50,00%</text:p>
          </table:table-cell>
          <table:table-cell table:style-name="ce3" table:formula="of:=AVERAGE([.C2:.C11])" office:value-type="percentage" office:value="0.93535" calcext:value-type="percentage">
            <text:p>93,54%</text:p>
          </table:table-cell>
          <table:table-cell table:style-name="ce3" table:formula="of:=AVERAGE([.D2:.D11])" office:value-type="percentage" office:value="0.651650179140008" calcext:value-type="percentage">
            <text:p>65,17%</text:p>
          </table:table-cell>
          <table:table-cell table:style-name="ce3" table:number-columns-repeated="2"/>
          <table:table-cell table:style-name="ce3" table:formula="of:=AVERAGE([.G2:.G11])" office:value-type="percentage" office:value="0.53085" calcext:value-type="percentage">
            <text:p>53,09%</text:p>
          </table:table-cell>
          <table:table-cell table:style-name="ce3" table:formula="of:=AVERAGE([.H2:.H11])" office:value-type="percentage" office:value="0.79576" calcext:value-type="percentage">
            <text:p>79,58%</text:p>
          </table:table-cell>
          <table:table-cell table:style-name="ce3" table:formula="of:=AVERAGE([.I2:.I11])" office:value-type="percentage" office:value="0.636784453638266" calcext:value-type="percentage">
            <text:p>63,68%</text:p>
          </table:table-cell>
          <table:table-cell table:style-name="ce3"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91" calcext:value-type="percentage">
            <text:p>87,91%</text:p>
          </table:table-cell>
          <table:table-cell table:formula="of:=2*[.B15]*[.C15]/([.B15]+[.C15])" office:value-type="percentage" office:value="0.637444710318324" calcext:value-type="percentage">
            <text:p>63,74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7935" calcext:value-type="percentage">
            <text:p>79,35%</text:p>
          </table:table-cell>
          <table:table-cell office:value-type="percentage" office:value="0.5969" calcext:value-type="percentage">
            <text:p>59,69%</text:p>
          </table:table-cell>
          <table:table-cell table:formula="of:=2*[.G15]*[.H15]/([.G15]+[.H15])" office:value-type="percentage" office:value="0.681300560989643" calcext:value-type="percentage">
            <text:p>68,1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1" calcext:value-type="percentage">
            <text:p>88,10%</text:p>
          </table:table-cell>
          <table:table-cell table:formula="of:=2*[.B16]*[.C16]/([.B16]+[.C16])" office:value-type="percentage" office:value="0.637943519188994" calcext:value-type="percentage">
            <text:p>63,7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8024" calcext:value-type="percentage">
            <text:p>80,24%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48" calcext:value-type="percentage">
            <text:p>88,48%</text:p>
          </table:table-cell>
          <table:table-cell table:formula="of:=2*[.B17]*[.C17]/([.B17]+[.C17])" office:value-type="percentage" office:value="0.63893703061814" calcext:value-type="percentage">
            <text:p>63,8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9282" calcext:value-type="percentage">
            <text:p>92,82%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7367" calcext:value-type="percentage">
            <text:p>73,6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2" calcext:value-type="percentage">
            <text:p>86,52%</text:p>
          </table:table-cell>
          <table:table-cell table:formula="of:=2*[.B18]*[.C18]/([.B18]+[.C18])" office:value-type="percentage" office:value="0.633753296220334" calcext:value-type="percentage">
            <text:p>63,3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769" calcext:value-type="percentage">
            <text:p>77,69%</text:p>
          </table:table-cell>
          <table:table-cell office:value-type="percentage" office:value="0.5859" calcext:value-type="percentage">
            <text:p>58,59%</text:p>
          </table:table-cell>
          <table:table-cell office:value-type="percentage" office:value="0.6693" calcext:value-type="percentage">
            <text:p>66,9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47" calcext:value-type="percentage">
            <text:p>87,47%</text:p>
          </table:table-cell>
          <table:table-cell table:formula="of:=2*[.B19]*[.C19]/([.B19]+[.C19])" office:value-type="percentage" office:value="0.636284280206591" calcext:value-type="percentage">
            <text:p>63,63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9258" calcext:value-type="percentage">
            <text:p>92,58%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7535" calcext:value-type="percentage">
            <text:p>75,3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73" calcext:value-type="percentage">
            <text:p>86,73%</text:p>
          </table:table-cell>
          <table:table-cell table:formula="of:=2*[.B20]*[.C20]/([.B20]+[.C20])" office:value-type="percentage" office:value="0.634315804870913" calcext:value-type="percentage">
            <text:p>63,4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798" calcext:value-type="percentage">
            <text:p>77,98%</text:p>
          </table:table-cell>
          <table:table-cell office:value-type="percentage" office:value="0.5777" calcext:value-type="percentage">
            <text:p>57,77%</text:p>
          </table:table-cell>
          <table:table-cell office:value-type="percentage" office:value="0.6637" calcext:value-type="percentage">
            <text:p>66,3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11" calcext:value-type="percentage">
            <text:p>86,11%</text:p>
          </table:table-cell>
          <table:table-cell table:formula="of:=2*[.B21]*[.C21]/([.B21]+[.C21])" office:value-type="percentage" office:value="0.632650062449489" calcext:value-type="percentage">
            <text:p>63,27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502" calcext:value-type="percentage">
            <text:p>55,02%</text:p>
          </table:table-cell>
          <table:table-cell office:value-type="percentage" office:value="0.6407" calcext:value-type="percentage">
            <text:p>64,0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6" calcext:value-type="percentage">
            <text:p>86,56%</text:p>
          </table:table-cell>
          <table:table-cell table:formula="of:=2*[.B22]*[.C22]/([.B22]+[.C22])" office:value-type="percentage" office:value="0.63386057410662" calcext:value-type="percentage">
            <text:p>63,39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8776" calcext:value-type="percentage">
            <text:p>87,76%</text:p>
          </table:table-cell>
          <table:table-cell office:value-type="percentage" office:value="0.6158" calcext:value-type="percentage">
            <text:p>61,58%</text:p>
          </table:table-cell>
          <table:table-cell office:value-type="percentage" office:value="0.7237" calcext:value-type="percentage">
            <text:p>72,3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" calcext:value-type="percentage">
            <text:p>86,50%</text:p>
          </table:table-cell>
          <table:table-cell table:formula="of:=2*[.B23]*[.C23]/([.B23]+[.C23])" office:value-type="percentage" office:value="0.633699633699634" calcext:value-type="percentage">
            <text:p>63,37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8878" calcext:value-type="percentage">
            <text:p>88,78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7308" calcext:value-type="percentage">
            <text:p>73,0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27" calcext:value-type="percentage">
            <text:p>86,27%</text:p>
          </table:table-cell>
          <table:table-cell table:formula="of:=2*[.B24]*[.C24]/([.B24]+[.C24])" office:value-type="percentage" office:value="0.633081382549351" calcext:value-type="percentage">
            <text:p>63,31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764" calcext:value-type="percentage">
            <text:p>87,64%</text:p>
          </table:table-cell>
          <table:table-cell office:value-type="percentage" office:value="0.6053" calcext:value-type="percentage">
            <text:p>60,53%</text:p>
          </table:table-cell>
          <table:table-cell office:value-type="percentage" office:value="0.7161" calcext:value-type="percentage">
            <text:p>71,61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15:.B24])" office:value-type="percentage" office:value="0.5" calcext:value-type="percentage">
            <text:p>50,00%</text:p>
          </table:table-cell>
          <table:table-cell table:style-name="ce3" table:formula="of:=AVERAGE([.C15:.C24])" office:value-type="percentage" office:value="0.87065" calcext:value-type="percentage">
            <text:p>87,07%</text:p>
          </table:table-cell>
          <table:table-cell table:style-name="ce3" table:formula="of:=AVERAGE([.D15:.D24])" office:value-type="percentage" office:value="0.635197029422839" calcext:value-type="percentage">
            <text:p>63,52%</text:p>
          </table:table-cell>
          <table:table-cell/>
          <table:table-cell table:style-name="ce3"/>
          <table:table-cell table:style-name="ce3" table:formula="of:=AVERAGE([.G15:.G24])" office:value-type="percentage" office:value="0.84151" calcext:value-type="percentage">
            <text:p>84,15%</text:p>
          </table:table-cell>
          <table:table-cell table:style-name="ce3" table:formula="of:=AVERAGE([.H15:.H24])" office:value-type="percentage" office:value="0.59895" calcext:value-type="percentage">
            <text:p>59,90%</text:p>
          </table:table-cell>
          <table:table-cell table:style-name="ce3" table:formula="of:=AVERAGE([.I15:.I24])" office:value-type="percentage" office:value="0.699630056098964" calcext:value-type="percentage">
            <text:p>69,96%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65" calcext:value-type="percentage">
            <text:p>62,65%</text:p>
          </table:table-cell>
          <table:table-cell office:value-type="percentage" office:value="0.7177" calcext:value-type="percentage">
            <text:p>71,77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457" calcext:value-type="percentage">
            <text:p>64,5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71" calcext:value-type="percentage">
            <text:p>67,10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7149" calcext:value-type="percentage">
            <text:p>71,49%</text:p>
          </table:table-cell>
          <table:table-cell office:value-type="percentage" office:value="0.6588" calcext:value-type="percentage">
            <text:p>65,8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193" calcext:value-type="percentage">
            <text:p>61,93%</text:p>
          </table:table-cell>
          <table:table-cell office:value-type="percentage" office:value="0.701" calcext:value-type="percentage">
            <text:p>70,10%</text:p>
          </table:table-cell>
          <table:table-cell office:value-type="percentage" office:value="0.6576" calcext:value-type="percentage">
            <text:p>65,76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851" calcext:value-type="percentage">
            <text:p>58,51%</text:p>
          </table:table-cell>
          <table:table-cell office:value-type="percentage" office:value="0.6826" calcext:value-type="percentage">
            <text:p>68,26%</text:p>
          </table:table-cell>
          <table:table-cell office:value-type="percentage" office:value="0.6301" calcext:value-type="percentage">
            <text:p>63,0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597" calcext:value-type="percentage">
            <text:p>65,97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6712" calcext:value-type="percentage">
            <text:p>67,12%</text:p>
          </table:table-cell>
          <table:table-cell office:value-type="percentage" office:value="0.6297" calcext:value-type="percentage">
            <text:p>62,9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181" calcext:value-type="percentage">
            <text:p>61,81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662" calcext:value-type="percentage">
            <text:p>66,20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963" calcext:value-type="percentage">
            <text:p>69,63%</text:p>
          </table:table-cell>
          <table:table-cell office:value-type="percentage" office:value="0.6475" calcext:value-type="percentage">
            <text:p>64,7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252" calcext:value-type="percentage">
            <text:p>62,52%</text:p>
          </table:table-cell>
          <table:table-cell office:value-type="percentage" office:value="0.7007" calcext:value-type="percentage">
            <text:p>70,07%</text:p>
          </table:table-cell>
          <table:table-cell office:value-type="percentage" office:value="0.6608" calcext:value-type="percentage">
            <text:p>66,08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072" calcext:value-type="percentage">
            <text:p>60,72%</text:p>
          </table:table-cell>
          <table:table-cell office:value-type="percentage" office:value="0.6924" calcext:value-type="percentage">
            <text:p>69,24%</text:p>
          </table:table-cell>
          <table:table-cell office:value-type="percentage" office:value="0.647" calcext:value-type="percentage">
            <text:p>64,7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456" calcext:value-type="percentage">
            <text:p>64,56%</text:p>
          </table:table-cell>
          <table:table-cell office:value-type="percentage" office:value="0.7151" calcext:value-type="percentage">
            <text:p>71,51%</text:p>
          </table:table-cell>
          <table:table-cell office:value-type="percentage" office:value="0.6786" calcext:value-type="percentage">
            <text:p>67,8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958" calcext:value-type="percentage">
            <text:p>59,58%</text:p>
          </table:table-cell>
          <table:table-cell office:value-type="percentage" office:value="0.6817" calcext:value-type="percentage">
            <text:p>68,17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348" calcext:value-type="percentage">
            <text:p>63,48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677" calcext:value-type="percentage">
            <text:p>66,7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073" calcext:value-type="percentage">
            <text:p>60,73%</text:p>
          </table:table-cell>
          <table:table-cell office:value-type="percentage" office:value="0.695" calcext:value-type="percentage">
            <text:p>69,50%</text:p>
          </table:table-cell>
          <table:table-cell office:value-type="percentage" office:value="0.6482" calcext:value-type="percentage">
            <text:p>64,8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6659" calcext:value-type="percentage">
            <text:p>66,59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106" calcext:value-type="percentage">
            <text:p>61,06%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574" calcext:value-type="percentage">
            <text:p>65,74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3" calcext:value-type="percentage">
            <text:p>66,63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6933" calcext:value-type="percentage">
            <text:p>69,33%</text:p>
          </table:table-cell>
          <table:table-cell office:value-type="percentage" office:value="0.6492" calcext:value-type="percentage">
            <text:p>64,92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28:.B37])" office:value-type="percentage" office:value="0.62805" calcext:value-type="percentage">
            <text:p>62,81%</text:p>
          </table:table-cell>
          <table:table-cell table:style-name="ce3" table:formula="of:=AVERAGE([.C28:.C37])" office:value-type="percentage" office:value="0.70865" calcext:value-type="percentage">
            <text:p>70,87%</text:p>
          </table:table-cell>
          <table:table-cell table:style-name="ce3" table:formula="of:=AVERAGE([.D28:.D37])" office:value-type="percentage" office:value="0.66586" calcext:value-type="percentage">
            <text:p>66,59%</text:p>
          </table:table-cell>
          <table:table-cell/>
          <table:table-cell table:style-name="ce3"/>
          <table:table-cell table:style-name="ce3" table:formula="of:=AVERAGE([.G28:.G37])" office:value-type="percentage" office:value="0.60239" calcext:value-type="percentage">
            <text:p>60,24%</text:p>
          </table:table-cell>
          <table:table-cell table:style-name="ce3" table:formula="of:=AVERAGE([.H28:.H37])" office:value-type="percentage" office:value="0.69401" calcext:value-type="percentage">
            <text:p>69,40%</text:p>
          </table:table-cell>
          <table:table-cell table:style-name="ce3" table:formula="of:=AVERAGE([.I28:.I37])" office:value-type="percentage" office:value="0.64495" calcext:value-type="percentage">
            <text:p>64,50%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7037" calcext:value-type="percentage">
            <text:p>70,37%</text:p>
          </table:table-cell>
          <table:table-cell office:value-type="percentage" office:value="0.6798" calcext:value-type="percentage">
            <text:p>67,98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383" calcext:value-type="percentage">
            <text:p>83,83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727" calcext:value-type="percentage">
            <text:p>72,7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66" calcext:value-type="percentage">
            <text:p>66,60%</text:p>
          </table:table-cell>
          <table:table-cell office:value-type="percentage" office:value="0.6977" calcext:value-type="percentage">
            <text:p>69,77%</text:p>
          </table:table-cell>
          <table:table-cell office:value-type="percentage" office:value="0.6815" calcext:value-type="percentage">
            <text:p>68,1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6792" calcext:value-type="percentage">
            <text:p>67,9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527" calcext:value-type="percentage">
            <text:p>65,27%</text:p>
          </table:table-cell>
          <table:table-cell office:value-type="percentage" office:value="0.6947" calcext:value-type="percentage">
            <text:p>69,47%</text:p>
          </table:table-cell>
          <table:table-cell office:value-type="percentage" office:value="0.6731" calcext:value-type="percentage">
            <text:p>67,3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747" calcext:value-type="percentage">
            <text:p>67,4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2" calcext:value-type="percentage">
            <text:p>65,62%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6742" calcext:value-type="percentage">
            <text:p>67,42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093" calcext:value-type="percentage">
            <text:p>70,93%</text:p>
          </table:table-cell>
          <table:table-cell office:value-type="percentage" office:value="0.6486" calcext:value-type="percentage">
            <text:p>64,86%</text:p>
          </table:table-cell>
          <table:table-cell office:value-type="percentage" office:value="0.6776" calcext:value-type="percentage">
            <text:p>67,7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656" calcext:value-type="percentage">
            <text:p>66,56%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6805" calcext:value-type="percentage">
            <text:p>68,05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8332" calcext:value-type="percentage">
            <text:p>83,32%</text:p>
          </table:table-cell>
          <table:table-cell office:value-type="percentage" office:value="0.6408" calcext:value-type="percentage">
            <text:p>64,08%</text:p>
          </table:table-cell>
          <table:table-cell office:value-type="percentage" office:value="0.7244" calcext:value-type="percentage">
            <text:p>72,44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701" calcext:value-type="percentage">
            <text:p>70,1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523" calcext:value-type="percentage">
            <text:p>65,23%</text:p>
          </table:table-cell>
          <table:table-cell office:value-type="percentage" office:value="0.6759" calcext:value-type="percentage">
            <text:p>67,5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707" calcext:value-type="percentage">
            <text:p>70,70%</text:p>
          </table:table-cell>
          <table:table-cell office:value-type="percentage" office:value="0.6846" calcext:value-type="percentage">
            <text:p>68,4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14" calcext:value-type="percentage">
            <text:p>71,40%</text:p>
          </table:table-cell>
          <table:table-cell office:value-type="percentage" office:value="0.6585" calcext:value-type="percentage">
            <text:p>65,85%</text:p>
          </table:table-cell>
          <table:table-cell office:value-type="percentage" office:value="0.6851" calcext:value-type="percentage">
            <text:p>68,5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6941" calcext:value-type="percentage">
            <text:p>69,41%</text:p>
          </table:table-cell>
          <table:table-cell office:value-type="percentage" office:value="0.674" calcext:value-type="percentage">
            <text:p>67,4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505" calcext:value-type="percentage">
            <text:p>65,05%</text:p>
          </table:table-cell>
          <table:table-cell office:value-type="percentage" office:value="0.6739" calcext:value-type="percentage">
            <text:p>67,3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558" calcext:value-type="percentage">
            <text:p>65,58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6" calcext:value-type="percentage">
            <text:p>67,6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7888" calcext:value-type="percentage">
            <text:p>78,88%</text:p>
          </table:table-cell>
          <table:table-cell office:value-type="percentage" office:value="0.6288" calcext:value-type="percentage">
            <text:p>62,88%</text:p>
          </table:table-cell>
          <table:table-cell office:value-type="percentage" office:value="0.6998" calcext:value-type="percentage">
            <text:p>69,9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642" calcext:value-type="percentage">
            <text:p>66,42%</text:p>
          </table:table-cell>
          <table:table-cell office:value-type="percentage" office:value="0.6901" calcext:value-type="percentage">
            <text:p>69,01%</text:p>
          </table:table-cell>
          <table:table-cell office:value-type="percentage" office:value="0.6769" calcext:value-type="percentage">
            <text:p>67,6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87" calcext:value-type="percentage">
            <text:p>88,70%</text:p>
          </table:table-cell>
          <table:table-cell office:value-type="percentage" office:value="0.6182" calcext:value-type="percentage">
            <text:p>61,82%</text:p>
          </table:table-cell>
          <table:table-cell office:value-type="percentage" office:value="0.7286" calcext:value-type="percentage">
            <text:p>72,86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41:.B50])" office:value-type="percentage" office:value="0.66409" calcext:value-type="percentage">
            <text:p>66,41%</text:p>
          </table:table-cell>
          <table:table-cell table:style-name="ce3" table:formula="of:=AVERAGE([.C41:.C50])" office:value-type="percentage" office:value="0.69717" calcext:value-type="percentage">
            <text:p>69,72%</text:p>
          </table:table-cell>
          <table:table-cell table:style-name="ce3" table:formula="of:=AVERAGE([.D41:.D50])" office:value-type="percentage" office:value="0.68016" calcext:value-type="percentage">
            <text:p>68,02%</text:p>
          </table:table-cell>
          <table:table-cell/>
          <table:table-cell table:style-name="ce3"/>
          <table:table-cell table:style-name="ce3" table:formula="of:=AVERAGE([.G41:.G50])" office:value-type="percentage" office:value="0.75823" calcext:value-type="percentage">
            <text:p>75,82%</text:p>
          </table:table-cell>
          <table:table-cell table:style-name="ce3" table:formula="of:=AVERAGE([.H41:.H50])" office:value-type="percentage" office:value="0.64404" calcext:value-type="percentage">
            <text:p>64,40%</text:p>
          </table:table-cell>
          <table:table-cell table:style-name="ce3" table:formula="of:=AVERAGE([.I41:.I50])" office:value-type="percentage" office:value="0.69462" calcext:value-type="percentage">
            <text:p>69,46%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7316" calcext:value-type="percentage">
            <text:p>73,16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6837" calcext:value-type="percentage">
            <text:p>68,3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945" calcext:value-type="percentage">
            <text:p>89,45%</text:p>
          </table:table-cell>
          <table:table-cell office:value-type="percentage" office:value="0.6289" calcext:value-type="percentage">
            <text:p>62,89%</text:p>
          </table:table-cell>
          <table:table-cell office:value-type="percentage" office:value="0.7386" calcext:value-type="percentage">
            <text:p>73,8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932" calcext:value-type="percentage">
            <text:p>93,20%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7395" calcext:value-type="percentage">
            <text:p>73,9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6" calcext:value-type="percentage">
            <text:p>71,60%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8" calcext:value-type="percentage">
            <text:p>68,0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7124" calcext:value-type="percentage">
            <text:p>71,24%</text:p>
          </table:table-cell>
          <table:table-cell office:value-type="percentage" office:value="0.6339" calcext:value-type="percentage">
            <text:p>63,39%</text:p>
          </table:table-cell>
          <table:table-cell office:value-type="percentage" office:value="0.6709" calcext:value-type="percentage">
            <text:p>67,0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7236" calcext:value-type="percentage">
            <text:p>72,36%</text:p>
          </table:table-cell>
          <table:table-cell office:value-type="percentage" office:value="0.6431" calcext:value-type="percentage">
            <text:p>64,31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8798" calcext:value-type="percentage">
            <text:p>87,98%</text:p>
          </table:table-cell>
          <table:table-cell office:value-type="percentage" office:value="0.625" calcext:value-type="percentage">
            <text:p>62,50%</text:p>
          </table:table-cell>
          <table:table-cell office:value-type="percentage" office:value="0.7308" calcext:value-type="percentage">
            <text:p>73,0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783" calcext:value-type="percentage">
            <text:p>67,8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9378" calcext:value-type="percentage">
            <text:p>93,78%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7402" calcext:value-type="percentage">
            <text:p>74,02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7279" calcext:value-type="percentage">
            <text:p>72,79%</text:p>
          </table:table-cell>
          <table:table-cell office:value-type="percentage" office:value="0.6535" calcext:value-type="percentage">
            <text:p>65,35%</text:p>
          </table:table-cell>
          <table:table-cell office:value-type="percentage" office:value="0.6887" calcext:value-type="percentage">
            <text:p>68,8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539" calcext:value-type="percentage">
            <text:p>75,39%</text:p>
          </table:table-cell>
          <table:table-cell office:value-type="percentage" office:value="0.6243" calcext:value-type="percentage">
            <text:p>62,43%</text:p>
          </table:table-cell>
          <table:table-cell office:value-type="percentage" office:value="0.683" calcext:value-type="percentage">
            <text:p>68,3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685" calcext:value-type="percentage">
            <text:p>68,50%</text:p>
          </table:table-cell>
          <table:table-cell office:value-type="percentage" office:value="0.7031" calcext:value-type="percentage">
            <text:p>70,3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749" calcext:value-type="percentage">
            <text:p>74,90%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6755" calcext:value-type="percentage">
            <text:p>67,5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8924" calcext:value-type="percentage">
            <text:p>89,24%</text:p>
          </table:table-cell>
          <table:table-cell office:value-type="percentage" office:value="0.6217" calcext:value-type="percentage">
            <text:p>62,17%</text:p>
          </table:table-cell>
          <table:table-cell office:value-type="percentage" office:value="0.7328" calcext:value-type="percentage">
            <text:p>73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7306" calcext:value-type="percentage">
            <text:p>73,06%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6747" calcext:value-type="percentage">
            <text:p>67,4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287" calcext:value-type="percentage">
            <text:p>62,87%</text:p>
          </table:table-cell>
          <table:table-cell office:value-type="percentage" office:value="0.6628" calcext:value-type="percentage">
            <text:p>66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7049" calcext:value-type="percentage">
            <text:p>70,49%</text:p>
          </table:table-cell>
          <table:table-cell office:value-type="percentage" office:value="0.6355" calcext:value-type="percentage">
            <text:p>63,55%</text:p>
          </table:table-cell>
          <table:table-cell office:value-type="percentage" office:value="0.6698" calcext:value-type="percentage">
            <text:p>66,98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6691" calcext:value-type="percentage">
            <text:p>66,9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7185" calcext:value-type="percentage">
            <text:p>71,85%</text:p>
          </table:table-cell>
          <table:table-cell office:value-type="percentage" office:value="0.6344" calcext:value-type="percentage">
            <text:p>63,44%</text:p>
          </table:table-cell>
          <table:table-cell office:value-type="percentage" office:value="0.6739" calcext:value-type="percentage">
            <text:p>67,3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7217" calcext:value-type="percentage">
            <text:p>72,17%</text:p>
          </table:table-cell>
          <table:table-cell office:value-type="percentage" office:value="0.6434" calcext:value-type="percentage">
            <text:p>64,34%</text:p>
          </table:table-cell>
          <table:table-cell office:value-type="percentage" office:value="0.6803" calcext:value-type="percentage">
            <text:p>68,03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55:.B64])" office:value-type="percentage" office:value="0.78505" calcext:value-type="percentage">
            <text:p>78,51%</text:p>
          </table:table-cell>
          <table:table-cell table:style-name="ce3" table:formula="of:=AVERAGE([.C55:.C64])" office:value-type="percentage" office:value="0.62611" calcext:value-type="percentage">
            <text:p>62,61%</text:p>
          </table:table-cell>
          <table:table-cell table:style-name="ce3" table:formula="of:=AVERAGE([.D55:.D64])" office:value-type="percentage" office:value="0.6942" calcext:value-type="percentage">
            <text:p>69,42%</text:p>
          </table:table-cell>
          <table:table-cell/>
          <table:table-cell table:style-name="ce3"/>
          <table:table-cell table:style-name="ce3" table:formula="of:=AVERAGE([.G55:.G64])" office:value-type="percentage" office:value="0.75171" calcext:value-type="percentage">
            <text:p>75,17%</text:p>
          </table:table-cell>
          <table:table-cell table:style-name="ce3" table:formula="of:=AVERAGE([.H55:.H64])" office:value-type="percentage" office:value="0.64353" calcext:value-type="percentage">
            <text:p>64,35%</text:p>
          </table:table-cell>
          <table:table-cell table:style-name="ce3" table:formula="of:=AVERAGE([.I55:.I64])" office:value-type="percentage" office:value="0.69147" calcext:value-type="percentage">
            <text:p>69,15%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22" calcext:value-type="percentage">
            <text:p>19,22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4" calcext:value-type="percentage">
            <text:p>21,2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6" calcext:value-type="percentage">
            <text:p>21,26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3" table:formula="of:=AVERAGE([.B69:.B78])" office:value-type="percentage" office:value="0.12925" calcext:value-type="percentage">
            <text:p>12,93%</text:p>
          </table:table-cell>
          <table:table-cell table:style-name="ce3" table:formula="of:=AVERAGE([.C69:.C78])" office:value-type="percentage" office:value="0.5" calcext:value-type="percentage">
            <text:p>50,00%</text:p>
          </table:table-cell>
          <table:table-cell table:style-name="ce3" table:formula="of:=AVERAGE([.D69:.D78])" office:value-type="percentage" office:value="0.20539" calcext:value-type="percentage">
            <text:p>20,54%</text:p>
          </table:table-cell>
          <table:table-cell table:number-columns-repeated="16380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16382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PRECISION)</text:p>
          </table:table-cell>
          <table:table-cell table:style-name="ce1" office:value-type="string" calcext:value-type="string">
            <text:p>MLP(RECALL)</text:p>
          </table:table-cell>
          <table:table-cell table:style-name="ce1" office:value-type="string" calcext:value-type="string">
            <text:p>MLP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96" calcext:value-type="percentage">
            <text:p>93,96%</text:p>
          </table:table-cell>
          <table:table-cell table:formula="of:=2*[.B2]*[.C2]/([.B2]+[.C2])" office:value-type="percentage" office:value="0.652681300361211" calcext:value-type="percentage">
            <text:p>65,2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05" calcext:value-type="percentage">
            <text:p>94,05%</text:p>
          </table:table-cell>
          <table:table-cell table:formula="of:=2*[.B3]*[.C3]/([.B3]+[.C3])" office:value-type="percentage" office:value="0.652898299201666" calcext:value-type="percentage">
            <text:p>65,2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24" calcext:value-type="percentage">
            <text:p>94,24%</text:p>
          </table:table-cell>
          <table:table-cell table:formula="of:=2*[.B4]*[.C4]/([.B4]+[.C4])" office:value-type="percentage" office:value="0.653355518580144" calcext:value-type="percentage">
            <text:p>65,34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6" calcext:value-type="percentage">
            <text:p>93,26%</text:p>
          </table:table-cell>
          <table:table-cell table:formula="of:=2*[.B5]*[.C5]/([.B5]+[.C5])" office:value-type="percentage" office:value="0.650984224486947" calcext:value-type="percentage">
            <text:p>65,10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74" calcext:value-type="percentage">
            <text:p>93,74%</text:p>
          </table:table-cell>
          <table:table-cell table:formula="of:=2*[.B6]*[.C6]/([.B6]+[.C6])" office:value-type="percentage" office:value="0.652149714762766" calcext:value-type="percentage">
            <text:p>65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37" calcext:value-type="percentage">
            <text:p>93,37%</text:p>
          </table:table-cell>
          <table:table-cell table:formula="of:=2*[.B7]*[.C7]/([.B7]+[.C7])" office:value-type="percentage" office:value="0.65125200530097" calcext:value-type="percentage">
            <text:p>65,1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06" calcext:value-type="percentage">
            <text:p>93,06%</text:p>
          </table:table-cell>
          <table:table-cell table:formula="of:=2*[.B8]*[.C8]/([.B8]+[.C8])" office:value-type="percentage" office:value="0.65049629526073" calcext:value-type="percentage">
            <text:p>65,0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8" calcext:value-type="percentage">
            <text:p>93,28%</text:p>
          </table:table-cell>
          <table:table-cell table:formula="of:=2*[.B9]*[.C9]/([.B9]+[.C9])" office:value-type="percentage" office:value="0.651032942490229" calcext:value-type="percentage">
            <text:p>65,1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5" calcext:value-type="percentage">
            <text:p>93,25%</text:p>
          </table:table-cell>
          <table:table-cell table:formula="of:=2*[.B10]*[.C10]/([.B10]+[.C10])" office:value-type="percentage" office:value="0.650959860383944" calcext:value-type="percentage">
            <text:p>65,1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14" calcext:value-type="percentage">
            <text:p>93,14%</text:p>
          </table:table-cell>
          <table:table-cell table:formula="of:=2*[.B11]*[.C11]/([.B11]+[.C11])" office:value-type="percentage" office:value="0.650691630571469" calcext:value-type="percentage">
            <text:p>65,07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5" calcext:value-type="percentage">
            <text:p>50,00%</text:p>
          </table:table-cell>
          <table:table-cell table:style-name="ce3" table:formula="of:=AVERAGE([.C2:.C11])" office:value-type="percentage" office:value="0.93535" calcext:value-type="percentage">
            <text:p>93,54%</text:p>
          </table:table-cell>
          <table:table-cell table:style-name="ce3" table:formula="of:=AVERAGE([.D2:.D11])" office:value-type="percentage" office:value="0.651650179140008" calcext:value-type="percentage">
            <text:p>65,17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91" calcext:value-type="percentage">
            <text:p>87,91%</text:p>
          </table:table-cell>
          <table:table-cell table:formula="of:=2*[.B15]*[.C15]/([.B15]+[.C15])" office:value-type="percentage" office:value="0.637444710318324" calcext:value-type="percentage">
            <text:p>63,74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7935" calcext:value-type="percentage">
            <text:p>79,35%</text:p>
          </table:table-cell>
          <table:table-cell office:value-type="percentage" office:value="0.5969" calcext:value-type="percentage">
            <text:p>59,69%</text:p>
          </table:table-cell>
          <table:table-cell table:formula="of:=2*[.G15]*[.H15]/([.G15]+[.H15])" office:value-type="percentage" office:value="0.681300560989643" calcext:value-type="percentage">
            <text:p>68,13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1" calcext:value-type="percentage">
            <text:p>88,10%</text:p>
          </table:table-cell>
          <table:table-cell table:formula="of:=2*[.B16]*[.C16]/([.B16]+[.C16])" office:value-type="percentage" office:value="0.637943519188994" calcext:value-type="percentage">
            <text:p>63,7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8024" calcext:value-type="percentage">
            <text:p>80,24%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6805" calcext:value-type="percentage">
            <text:p>68,05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48" calcext:value-type="percentage">
            <text:p>88,48%</text:p>
          </table:table-cell>
          <table:table-cell table:formula="of:=2*[.B17]*[.C17]/([.B17]+[.C17])" office:value-type="percentage" office:value="0.63893703061814" calcext:value-type="percentage">
            <text:p>63,8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9282" calcext:value-type="percentage">
            <text:p>92,82%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7367" calcext:value-type="percentage">
            <text:p>73,67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2" calcext:value-type="percentage">
            <text:p>86,52%</text:p>
          </table:table-cell>
          <table:table-cell table:formula="of:=2*[.B18]*[.C18]/([.B18]+[.C18])" office:value-type="percentage" office:value="0.633753296220334" calcext:value-type="percentage">
            <text:p>63,3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769" calcext:value-type="percentage">
            <text:p>77,69%</text:p>
          </table:table-cell>
          <table:table-cell office:value-type="percentage" office:value="0.5859" calcext:value-type="percentage">
            <text:p>58,59%</text:p>
          </table:table-cell>
          <table:table-cell office:value-type="percentage" office:value="0.6693" calcext:value-type="percentage">
            <text:p>66,93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47" calcext:value-type="percentage">
            <text:p>87,47%</text:p>
          </table:table-cell>
          <table:table-cell table:formula="of:=2*[.B19]*[.C19]/([.B19]+[.C19])" office:value-type="percentage" office:value="0.636284280206591" calcext:value-type="percentage">
            <text:p>63,63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9258" calcext:value-type="percentage">
            <text:p>92,58%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7535" calcext:value-type="percentage">
            <text:p>75,35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73" calcext:value-type="percentage">
            <text:p>86,73%</text:p>
          </table:table-cell>
          <table:table-cell table:formula="of:=2*[.B20]*[.C20]/([.B20]+[.C20])" office:value-type="percentage" office:value="0.634315804870913" calcext:value-type="percentage">
            <text:p>63,4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798" calcext:value-type="percentage">
            <text:p>77,98%</text:p>
          </table:table-cell>
          <table:table-cell office:value-type="percentage" office:value="0.5777" calcext:value-type="percentage">
            <text:p>57,77%</text:p>
          </table:table-cell>
          <table:table-cell office:value-type="percentage" office:value="0.6637" calcext:value-type="percentage">
            <text:p>66,37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11" calcext:value-type="percentage">
            <text:p>86,11%</text:p>
          </table:table-cell>
          <table:table-cell table:formula="of:=2*[.B21]*[.C21]/([.B21]+[.C21])" office:value-type="percentage" office:value="0.632650062449489" calcext:value-type="percentage">
            <text:p>63,27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502" calcext:value-type="percentage">
            <text:p>55,02%</text:p>
          </table:table-cell>
          <table:table-cell office:value-type="percentage" office:value="0.6407" calcext:value-type="percentage">
            <text:p>64,07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6" calcext:value-type="percentage">
            <text:p>86,56%</text:p>
          </table:table-cell>
          <table:table-cell table:formula="of:=2*[.B22]*[.C22]/([.B22]+[.C22])" office:value-type="percentage" office:value="0.63386057410662" calcext:value-type="percentage">
            <text:p>63,39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8776" calcext:value-type="percentage">
            <text:p>87,76%</text:p>
          </table:table-cell>
          <table:table-cell office:value-type="percentage" office:value="0.6158" calcext:value-type="percentage">
            <text:p>61,58%</text:p>
          </table:table-cell>
          <table:table-cell office:value-type="percentage" office:value="0.7237" calcext:value-type="percentage">
            <text:p>72,37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" calcext:value-type="percentage">
            <text:p>86,50%</text:p>
          </table:table-cell>
          <table:table-cell table:formula="of:=2*[.B23]*[.C23]/([.B23]+[.C23])" office:value-type="percentage" office:value="0.633699633699634" calcext:value-type="percentage">
            <text:p>63,37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8878" calcext:value-type="percentage">
            <text:p>88,78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7308" calcext:value-type="percentage">
            <text:p>73,08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27" calcext:value-type="percentage">
            <text:p>86,27%</text:p>
          </table:table-cell>
          <table:table-cell table:formula="of:=2*[.B24]*[.C24]/([.B24]+[.C24])" office:value-type="percentage" office:value="0.633081382549351" calcext:value-type="percentage">
            <text:p>63,31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764" calcext:value-type="percentage">
            <text:p>87,64%</text:p>
          </table:table-cell>
          <table:table-cell office:value-type="percentage" office:value="0.6053" calcext:value-type="percentage">
            <text:p>60,53%</text:p>
          </table:table-cell>
          <table:table-cell office:value-type="percentage" office:value="0.7161" calcext:value-type="percentage">
            <text:p>71,61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percentage" office:value="0.5" calcext:value-type="percentage">
            <text:p>50,00%</text:p>
          </table:table-cell>
          <table:table-cell table:style-name="ce3" table:formula="of:=AVERAGE([.C15:.C24])" office:value-type="percentage" office:value="0.87065" calcext:value-type="percentage">
            <text:p>87,07%</text:p>
          </table:table-cell>
          <table:table-cell table:style-name="ce3" table:formula="of:=AVERAGE([.D15:.D24])" office:value-type="percentage" office:value="0.635197029422839" calcext:value-type="percentage">
            <text:p>63,52%</text:p>
          </table:table-cell>
          <table:table-cell/>
          <table:table-cell table:style-name="ce3"/>
          <table:table-cell table:style-name="ce3" table:formula="of:=AVERAGE([.G15:.G24])" office:value-type="percentage" office:value="0.84151" calcext:value-type="percentage">
            <text:p>84,15%</text:p>
          </table:table-cell>
          <table:table-cell table:style-name="ce3" table:formula="of:=AVERAGE([.H15:.H24])" office:value-type="percentage" office:value="0.59895" calcext:value-type="percentage">
            <text:p>59,90%</text:p>
          </table:table-cell>
          <table:table-cell table:style-name="ce3" table:formula="of:=AVERAGE([.I15:.I24])" office:value-type="percentage" office:value="0.699630056098964" calcext:value-type="percentage">
            <text:p>69,96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65" calcext:value-type="percentage">
            <text:p>62,65%</text:p>
          </table:table-cell>
          <table:table-cell office:value-type="percentage" office:value="0.7177" calcext:value-type="percentage">
            <text:p>71,77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457" calcext:value-type="percentage">
            <text:p>64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71" calcext:value-type="percentage">
            <text:p>67,10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7149" calcext:value-type="percentage">
            <text:p>71,49%</text:p>
          </table:table-cell>
          <table:table-cell office:value-type="percentage" office:value="0.6588" calcext:value-type="percentage">
            <text:p>65,88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193" calcext:value-type="percentage">
            <text:p>61,93%</text:p>
          </table:table-cell>
          <table:table-cell office:value-type="percentage" office:value="0.701" calcext:value-type="percentage">
            <text:p>70,10%</text:p>
          </table:table-cell>
          <table:table-cell office:value-type="percentage" office:value="0.6576" calcext:value-type="percentage">
            <text:p>65,76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851" calcext:value-type="percentage">
            <text:p>58,51%</text:p>
          </table:table-cell>
          <table:table-cell office:value-type="percentage" office:value="0.6826" calcext:value-type="percentage">
            <text:p>68,26%</text:p>
          </table:table-cell>
          <table:table-cell office:value-type="percentage" office:value="0.6301" calcext:value-type="percentage">
            <text:p>63,01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597" calcext:value-type="percentage">
            <text:p>65,97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6712" calcext:value-type="percentage">
            <text:p>67,12%</text:p>
          </table:table-cell>
          <table:table-cell office:value-type="percentage" office:value="0.6297" calcext:value-type="percentage">
            <text:p>62,97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181" calcext:value-type="percentage">
            <text:p>61,81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662" calcext:value-type="percentage">
            <text:p>66,20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963" calcext:value-type="percentage">
            <text:p>69,63%</text:p>
          </table:table-cell>
          <table:table-cell office:value-type="percentage" office:value="0.6475" calcext:value-type="percentage">
            <text:p>64,75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252" calcext:value-type="percentage">
            <text:p>62,52%</text:p>
          </table:table-cell>
          <table:table-cell office:value-type="percentage" office:value="0.7007" calcext:value-type="percentage">
            <text:p>70,07%</text:p>
          </table:table-cell>
          <table:table-cell office:value-type="percentage" office:value="0.6608" calcext:value-type="percentage">
            <text:p>66,08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072" calcext:value-type="percentage">
            <text:p>60,72%</text:p>
          </table:table-cell>
          <table:table-cell office:value-type="percentage" office:value="0.6924" calcext:value-type="percentage">
            <text:p>69,24%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456" calcext:value-type="percentage">
            <text:p>64,56%</text:p>
          </table:table-cell>
          <table:table-cell office:value-type="percentage" office:value="0.7151" calcext:value-type="percentage">
            <text:p>71,51%</text:p>
          </table:table-cell>
          <table:table-cell office:value-type="percentage" office:value="0.6786" calcext:value-type="percentage">
            <text:p>67,8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958" calcext:value-type="percentage">
            <text:p>59,58%</text:p>
          </table:table-cell>
          <table:table-cell office:value-type="percentage" office:value="0.6817" calcext:value-type="percentage">
            <text:p>68,17%</text:p>
          </table:table-cell>
          <table:table-cell office:value-type="percentage" office:value="0.6359" calcext:value-type="percentage">
            <text:p>63,59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348" calcext:value-type="percentage">
            <text:p>63,48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677" calcext:value-type="percentage">
            <text:p>66,7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073" calcext:value-type="percentage">
            <text:p>60,73%</text:p>
          </table:table-cell>
          <table:table-cell office:value-type="percentage" office:value="0.695" calcext:value-type="percentage">
            <text:p>69,50%</text:p>
          </table:table-cell>
          <table:table-cell office:value-type="percentage" office:value="0.6482" calcext:value-type="percentage">
            <text:p>64,8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6659" calcext:value-type="percentage">
            <text:p>66,59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106" calcext:value-type="percentage">
            <text:p>61,06%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574" calcext:value-type="percentage">
            <text:p>65,74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3" calcext:value-type="percentage">
            <text:p>66,63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6933" calcext:value-type="percentage">
            <text:p>69,33%</text:p>
          </table:table-cell>
          <table:table-cell office:value-type="percentage" office:value="0.6492" calcext:value-type="percentage">
            <text:p>64,92%</text:p>
          </table:table-cell>
        </table:table-row>
        <table:table-row table:style-name="ro3">
          <table:table-cell table:style-name="ce3"/>
          <table:table-cell table:style-name="ce3" table:formula="of:=AVERAGE([.B28:.B37])" office:value-type="percentage" office:value="0.62805" calcext:value-type="percentage">
            <text:p>62,81%</text:p>
          </table:table-cell>
          <table:table-cell table:style-name="ce3" table:formula="of:=AVERAGE([.C28:.C37])" office:value-type="percentage" office:value="0.70865" calcext:value-type="percentage">
            <text:p>70,87%</text:p>
          </table:table-cell>
          <table:table-cell table:style-name="ce3" table:formula="of:=AVERAGE([.D28:.D37])" office:value-type="percentage" office:value="0.66586" calcext:value-type="percentage">
            <text:p>66,59%</text:p>
          </table:table-cell>
          <table:table-cell/>
          <table:table-cell table:style-name="ce3"/>
          <table:table-cell table:style-name="ce3" table:formula="of:=AVERAGE([.G28:.G37])" office:value-type="percentage" office:value="0.60239" calcext:value-type="percentage">
            <text:p>60,24%</text:p>
          </table:table-cell>
          <table:table-cell table:style-name="ce3" table:formula="of:=AVERAGE([.H28:.H37])" office:value-type="percentage" office:value="0.69401" calcext:value-type="percentage">
            <text:p>69,40%</text:p>
          </table:table-cell>
          <table:table-cell table:style-name="ce3" table:formula="of:=AVERAGE([.I28:.I37])" office:value-type="percentage" office:value="0.64495" calcext:value-type="percentage">
            <text:p>64,50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7037" calcext:value-type="percentage">
            <text:p>70,37%</text:p>
          </table:table-cell>
          <table:table-cell office:value-type="percentage" office:value="0.6798" calcext:value-type="percentage">
            <text:p>67,98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383" calcext:value-type="percentage">
            <text:p>83,83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66" calcext:value-type="percentage">
            <text:p>66,60%</text:p>
          </table:table-cell>
          <table:table-cell office:value-type="percentage" office:value="0.6977" calcext:value-type="percentage">
            <text:p>69,77%</text:p>
          </table:table-cell>
          <table:table-cell office:value-type="percentage" office:value="0.6815" calcext:value-type="percentage">
            <text:p>68,1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6792" calcext:value-type="percentage">
            <text:p>67,92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527" calcext:value-type="percentage">
            <text:p>65,27%</text:p>
          </table:table-cell>
          <table:table-cell office:value-type="percentage" office:value="0.6947" calcext:value-type="percentage">
            <text:p>69,47%</text:p>
          </table:table-cell>
          <table:table-cell office:value-type="percentage" office:value="0.6731" calcext:value-type="percentage">
            <text:p>67,3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747" calcext:value-type="percentage">
            <text:p>67,47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2" calcext:value-type="percentage">
            <text:p>65,62%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6742" calcext:value-type="percentage">
            <text:p>67,42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093" calcext:value-type="percentage">
            <text:p>70,93%</text:p>
          </table:table-cell>
          <table:table-cell office:value-type="percentage" office:value="0.6486" calcext:value-type="percentage">
            <text:p>64,86%</text:p>
          </table:table-cell>
          <table:table-cell office:value-type="percentage" office:value="0.6776" calcext:value-type="percentage">
            <text:p>67,76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656" calcext:value-type="percentage">
            <text:p>66,56%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6805" calcext:value-type="percentage">
            <text:p>68,05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8332" calcext:value-type="percentage">
            <text:p>83,32%</text:p>
          </table:table-cell>
          <table:table-cell office:value-type="percentage" office:value="0.6408" calcext:value-type="percentage">
            <text:p>64,08%</text:p>
          </table:table-cell>
          <table:table-cell office:value-type="percentage" office:value="0.7244" calcext:value-type="percentage">
            <text:p>72,44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701" calcext:value-type="percentage">
            <text:p>70,1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523" calcext:value-type="percentage">
            <text:p>65,23%</text:p>
          </table:table-cell>
          <table:table-cell office:value-type="percentage" office:value="0.6759" calcext:value-type="percentage">
            <text:p>67,59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707" calcext:value-type="percentage">
            <text:p>70,70%</text:p>
          </table:table-cell>
          <table:table-cell office:value-type="percentage" office:value="0.6846" calcext:value-type="percentage">
            <text:p>68,4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14" calcext:value-type="percentage">
            <text:p>71,40%</text:p>
          </table:table-cell>
          <table:table-cell office:value-type="percentage" office:value="0.6585" calcext:value-type="percentage">
            <text:p>65,85%</text:p>
          </table:table-cell>
          <table:table-cell office:value-type="percentage" office:value="0.6851" calcext:value-type="percentage">
            <text:p>68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6941" calcext:value-type="percentage">
            <text:p>69,41%</text:p>
          </table:table-cell>
          <table:table-cell office:value-type="percentage" office:value="0.674" calcext:value-type="percentage">
            <text:p>67,4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505" calcext:value-type="percentage">
            <text:p>65,05%</text:p>
          </table:table-cell>
          <table:table-cell office:value-type="percentage" office:value="0.6739" calcext:value-type="percentage">
            <text:p>67,39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558" calcext:value-type="percentage">
            <text:p>65,58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6" calcext:value-type="percentage">
            <text:p>67,6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7888" calcext:value-type="percentage">
            <text:p>78,88%</text:p>
          </table:table-cell>
          <table:table-cell office:value-type="percentage" office:value="0.6288" calcext:value-type="percentage">
            <text:p>62,88%</text:p>
          </table:table-cell>
          <table:table-cell office:value-type="percentage" office:value="0.6998" calcext:value-type="percentage">
            <text:p>69,98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642" calcext:value-type="percentage">
            <text:p>66,42%</text:p>
          </table:table-cell>
          <table:table-cell office:value-type="percentage" office:value="0.6901" calcext:value-type="percentage">
            <text:p>69,01%</text:p>
          </table:table-cell>
          <table:table-cell office:value-type="percentage" office:value="0.6769" calcext:value-type="percentage">
            <text:p>67,6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87" calcext:value-type="percentage">
            <text:p>88,70%</text:p>
          </table:table-cell>
          <table:table-cell office:value-type="percentage" office:value="0.6182" calcext:value-type="percentage">
            <text:p>61,82%</text:p>
          </table:table-cell>
          <table:table-cell office:value-type="percentage" office:value="0.7286" calcext:value-type="percentage">
            <text:p>72,86%</text:p>
          </table:table-cell>
        </table:table-row>
        <table:table-row table:style-name="ro3">
          <table:table-cell table:style-name="ce3"/>
          <table:table-cell table:style-name="ce3" table:formula="of:=AVERAGE([.B41:.B50])" office:value-type="percentage" office:value="0.66409" calcext:value-type="percentage">
            <text:p>66,41%</text:p>
          </table:table-cell>
          <table:table-cell table:style-name="ce3" table:formula="of:=AVERAGE([.C41:.C50])" office:value-type="percentage" office:value="0.69717" calcext:value-type="percentage">
            <text:p>69,72%</text:p>
          </table:table-cell>
          <table:table-cell table:style-name="ce3" table:formula="of:=AVERAGE([.D41:.D50])" office:value-type="percentage" office:value="0.68016" calcext:value-type="percentage">
            <text:p>68,02%</text:p>
          </table:table-cell>
          <table:table-cell/>
          <table:table-cell table:style-name="ce3"/>
          <table:table-cell table:style-name="ce3" table:formula="of:=AVERAGE([.G41:.G50])" office:value-type="percentage" office:value="0.75823" calcext:value-type="percentage">
            <text:p>75,82%</text:p>
          </table:table-cell>
          <table:table-cell table:style-name="ce3" table:formula="of:=AVERAGE([.H41:.H50])" office:value-type="percentage" office:value="0.64404" calcext:value-type="percentage">
            <text:p>64,40%</text:p>
          </table:table-cell>
          <table:table-cell table:style-name="ce3" table:formula="of:=AVERAGE([.I41:.I50])" office:value-type="percentage" office:value="0.69462" calcext:value-type="percentage">
            <text:p>69,46%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7316" calcext:value-type="percentage">
            <text:p>73,16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6837" calcext:value-type="percentage">
            <text:p>68,3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945" calcext:value-type="percentage">
            <text:p>89,45%</text:p>
          </table:table-cell>
          <table:table-cell office:value-type="percentage" office:value="0.6289" calcext:value-type="percentage">
            <text:p>62,89%</text:p>
          </table:table-cell>
          <table:table-cell office:value-type="percentage" office:value="0.7386" calcext:value-type="percentage">
            <text:p>73,86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932" calcext:value-type="percentage">
            <text:p>93,20%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7395" calcext:value-type="percentage">
            <text:p>73,9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6" calcext:value-type="percentage">
            <text:p>71,60%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7124" calcext:value-type="percentage">
            <text:p>71,24%</text:p>
          </table:table-cell>
          <table:table-cell office:value-type="percentage" office:value="0.6339" calcext:value-type="percentage">
            <text:p>63,39%</text:p>
          </table:table-cell>
          <table:table-cell office:value-type="percentage" office:value="0.6709" calcext:value-type="percentage">
            <text:p>67,0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7236" calcext:value-type="percentage">
            <text:p>72,36%</text:p>
          </table:table-cell>
          <table:table-cell office:value-type="percentage" office:value="0.6431" calcext:value-type="percentage">
            <text:p>64,31%</text:p>
          </table:table-cell>
          <table:table-cell office:value-type="percentage" office:value="0.681" calcext:value-type="percentage">
            <text:p>68,10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8798" calcext:value-type="percentage">
            <text:p>87,98%</text:p>
          </table:table-cell>
          <table:table-cell office:value-type="percentage" office:value="0.625" calcext:value-type="percentage">
            <text:p>62,50%</text:p>
          </table:table-cell>
          <table:table-cell office:value-type="percentage" office:value="0.7308" calcext:value-type="percentage">
            <text:p>73,0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783" calcext:value-type="percentage">
            <text:p>67,83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9378" calcext:value-type="percentage">
            <text:p>93,78%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7402" calcext:value-type="percentage">
            <text:p>74,02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7279" calcext:value-type="percentage">
            <text:p>72,79%</text:p>
          </table:table-cell>
          <table:table-cell office:value-type="percentage" office:value="0.6535" calcext:value-type="percentage">
            <text:p>65,35%</text:p>
          </table:table-cell>
          <table:table-cell office:value-type="percentage" office:value="0.6887" calcext:value-type="percentage">
            <text:p>68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539" calcext:value-type="percentage">
            <text:p>75,39%</text:p>
          </table:table-cell>
          <table:table-cell office:value-type="percentage" office:value="0.6243" calcext:value-type="percentage">
            <text:p>62,43%</text:p>
          </table:table-cell>
          <table:table-cell office:value-type="percentage" office:value="0.683" calcext:value-type="percentage">
            <text:p>68,3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685" calcext:value-type="percentage">
            <text:p>68,50%</text:p>
          </table:table-cell>
          <table:table-cell office:value-type="percentage" office:value="0.7031" calcext:value-type="percentage">
            <text:p>70,31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749" calcext:value-type="percentage">
            <text:p>74,90%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6755" calcext:value-type="percentage">
            <text:p>67,5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8924" calcext:value-type="percentage">
            <text:p>89,24%</text:p>
          </table:table-cell>
          <table:table-cell office:value-type="percentage" office:value="0.6217" calcext:value-type="percentage">
            <text:p>62,17%</text:p>
          </table:table-cell>
          <table:table-cell office:value-type="percentage" office:value="0.7328" calcext:value-type="percentage">
            <text:p>73,28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7306" calcext:value-type="percentage">
            <text:p>73,06%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6747" calcext:value-type="percentage">
            <text:p>67,4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287" calcext:value-type="percentage">
            <text:p>62,87%</text:p>
          </table:table-cell>
          <table:table-cell office:value-type="percentage" office:value="0.6628" calcext:value-type="percentage">
            <text:p>66,28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7049" calcext:value-type="percentage">
            <text:p>70,49%</text:p>
          </table:table-cell>
          <table:table-cell office:value-type="percentage" office:value="0.6355" calcext:value-type="percentage">
            <text:p>63,55%</text:p>
          </table:table-cell>
          <table:table-cell office:value-type="percentage" office:value="0.6698" calcext:value-type="percentage">
            <text:p>66,98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6691" calcext:value-type="percentage">
            <text:p>66,91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7185" calcext:value-type="percentage">
            <text:p>71,85%</text:p>
          </table:table-cell>
          <table:table-cell office:value-type="percentage" office:value="0.6344" calcext:value-type="percentage">
            <text:p>63,44%</text:p>
          </table:table-cell>
          <table:table-cell office:value-type="percentage" office:value="0.6739" calcext:value-type="percentage">
            <text:p>67,3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7217" calcext:value-type="percentage">
            <text:p>72,17%</text:p>
          </table:table-cell>
          <table:table-cell office:value-type="percentage" office:value="0.6434" calcext:value-type="percentage">
            <text:p>64,34%</text:p>
          </table:table-cell>
          <table:table-cell office:value-type="percentage" office:value="0.6803" calcext:value-type="percentage">
            <text:p>68,03%</text:p>
          </table:table-cell>
        </table:table-row>
        <table:table-row table:style-name="ro3">
          <table:table-cell table:style-name="ce3"/>
          <table:table-cell table:style-name="ce3" table:formula="of:=AVERAGE([.B55:.B64])" office:value-type="percentage" office:value="0.78505" calcext:value-type="percentage">
            <text:p>78,51%</text:p>
          </table:table-cell>
          <table:table-cell table:style-name="ce3" table:formula="of:=AVERAGE([.C55:.C64])" office:value-type="percentage" office:value="0.62611" calcext:value-type="percentage">
            <text:p>62,61%</text:p>
          </table:table-cell>
          <table:table-cell table:style-name="ce3" table:formula="of:=AVERAGE([.D55:.D64])" office:value-type="percentage" office:value="0.6942" calcext:value-type="percentage">
            <text:p>69,42%</text:p>
          </table:table-cell>
          <table:table-cell/>
          <table:table-cell table:style-name="ce3"/>
          <table:table-cell table:style-name="ce3" table:formula="of:=AVERAGE([.G55:.G64])" office:value-type="percentage" office:value="0.75171" calcext:value-type="percentage">
            <text:p>75,17%</text:p>
          </table:table-cell>
          <table:table-cell table:style-name="ce3" table:formula="of:=AVERAGE([.H55:.H64])" office:value-type="percentage" office:value="0.64353" calcext:value-type="percentage">
            <text:p>64,35%</text:p>
          </table:table-cell>
          <table:table-cell table:style-name="ce3" table:formula="of:=AVERAGE([.I55:.I64])" office:value-type="percentage" office:value="0.69147" calcext:value-type="percentage">
            <text:p>69,15%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22" calcext:value-type="percentage">
            <text:p>19,2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4" calcext:value-type="percentage">
            <text:p>21,24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6" calcext:value-type="percentage">
            <text:p>21,2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3" table:formula="of:=AVERAGE([.B69:.B78])" office:value-type="percentage" office:value="0.12925" calcext:value-type="percentage">
            <text:p>12,93%</text:p>
          </table:table-cell>
          <table:table-cell table:style-name="ce3" table:formula="of:=AVERAGE([.C69:.C78])" office:value-type="percentage" office:value="0.5" calcext:value-type="percentage">
            <text:p>50,00%</text:p>
          </table:table-cell>
          <table:table-cell table:style-name="ce3" table:formula="of:=AVERAGE([.D69:.D78])" office:value-type="percentage" office:value="0.20539" calcext:value-type="percentage">
            <text:p>20,54%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07:15:45.81954984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09-13T08:06:56.250683909</dc:date>
    <meta:editing-duration>P2DT3H48M28S</meta:editing-duration>
    <meta:editing-cycles>74</meta:editing-cycles>
    <meta:generator>LibreOffice/25.2.3.2$Linux_X86_64 LibreOffice_project/520$Build-2</meta:generator>
    <meta:document-statistic meta:table-count="2" meta:cell-count="1044" meta:object-count="0"/>
  </office:meta>
</office:document-meta>
</file>